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650a32" style:family="table">
      <style:table-properties style:rel-width="100" table:align="center"/>
    </style:style>
    <style:style style:name="650a32.0" style:family="table-column">
      <style:table-column-properties style:column-width="8.82cm"/>
    </style:style>
    <style:style style:name="650a32.1" style:family="table-column">
      <style:table-column-properties style:column-width="0.88cm"/>
    </style:style>
    <style:style style:name="650a32.2" style:family="table-column">
      <style:table-column-properties style:column-width="0.88cm"/>
    </style:style>
    <style:style style:name="650a32.3" style:family="table-column">
      <style:table-column-properties style:column-width="0.88cm"/>
    </style:style>
    <style:style style:name="650a32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AERD070101HYNLMNA7</text:span></text:p>
        <text:p text:style-name="P4"><text:span text:style-name="T4"><text:s text:c="19"/>NOMBRE<text:s text:c="4"/>| DANIEL ADRIAN ALEJANDRO ROMERO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TERC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650a32" table:style="650a32">
          <table:table-column table:style-name="650a32.0"/>
          <table:table-column table:style-name="650a32.1"/>
          <table:table-column table:style-name="650a32.2"/>
          <table:table-column table:style-name="650a32.3"/>
          <table:table-column table:style-name="650a32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650a32" style:family="table">
      <style:table-properties style:rel-width="100" table:align="center"/>
    </style:style>
    <style:style style:name="650a32.0" style:family="table-column">
      <style:table-column-properties style:column-width="8.82cm"/>
    </style:style>
    <style:style style:name="650a32.1" style:family="table-column">
      <style:table-column-properties style:column-width="0.88cm"/>
    </style:style>
    <style:style style:name="650a32.2" style:family="table-column">
      <style:table-column-properties style:column-width="0.88cm"/>
    </style:style>
    <style:style style:name="650a32.3" style:family="table-column">
      <style:table-column-properties style:column-width="0.88cm"/>
    </style:style>
    <style:style style:name="650a32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30T01:47:44.000</dc:date>
    <meta:generator>PHPWord</meta:generator>
    <meta:initial-creator/>
    <meta:creation-date>2021-05-30T01:47:44.000</meta:creation-date>
    <meta:keyword/>
    <meta:user-defined meta:name="Category"/>
    <meta:user-defined meta:name="Company"/>
    <meta:user-defined meta:name="Manager"/>
  </office:meta>
</office:document-meta>
</file>